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501cm" style:page-number="auto" table:align="margins" style:shadow="none"/>
    </style:style>
    <style:style style:name="Tabella2.A" style:family="table-column">
      <style:table-column-properties style:column-width="1.244cm" style:rel-column-width="705*"/>
    </style:style>
    <style:style style:name="Tabella2.B" style:family="table-column">
      <style:table-column-properties style:column-width="1.561cm" style:rel-column-width="885*"/>
    </style:style>
    <style:style style:name="Tabella2.C" style:family="table-column">
      <style:table-column-properties style:column-width="0.953cm" style:rel-column-width="540*"/>
    </style:style>
    <style:style style:name="Tabella2.E" style:family="table-column">
      <style:table-column-properties style:column-width="2.302cm" style:rel-column-width="1305*"/>
    </style:style>
    <style:style style:name="Tabella2.F" style:family="table-column">
      <style:table-column-properties style:column-width="3.678cm" style:rel-column-width="2085*"/>
    </style:style>
    <style:style style:name="Tabella2.G" style:family="table-column">
      <style:table-column-properties style:column-width="2.91cm" style:rel-column-width="1650*"/>
    </style:style>
    <style:style style:name="Tabella2.I" style:family="table-column">
      <style:table-column-properties style:column-width="1.482cm" style:rel-column-width="840*"/>
    </style:style>
    <style:style style:name="Tabella2.L" style:family="table-column">
      <style:table-column-properties style:column-width="2.487cm" style:rel-column-width="1410*"/>
    </style:style>
    <style:style style:name="Tabella2.M" style:family="table-column">
      <style:table-column-properties style:column-width="2.201cm" style:rel-column-width="1248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3.791cm" table:align="margins" style:shadow="none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3.704cm" style:rel-column-width="2100*"/>
    </style:style>
    <style:style style:name="Tabella1.C" style:family="table-column">
      <style:table-column-properties style:column-width="2.884cm" style:rel-column-width="1635*"/>
    </style:style>
    <style:style style:name="Tabella1.D" style:family="table-column">
      <style:table-column-properties style:column-width="2.91cm" style:rel-column-width="1650*"/>
    </style:style>
    <style:style style:name="Tabella1.E" style:family="table-column">
      <style:table-column-properties style:column-width="11.991cm" style:rel-column-width="679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1.991cm" table:align="margins" style:shadow="none"/>
    </style:style>
    <style:style style:name="Tabella3.A" style:family="table-column">
      <style:table-column-properties style:column-width="1.457cm" style:rel-column-width="826*"/>
    </style:style>
    <style:style style:name="Tabella3.B" style:family="table-column">
      <style:table-column-properties style:column-width="2.935cm" style:rel-column-width="1664*"/>
    </style:style>
    <style:style style:name="Tabella3.C" style:family="table-column">
      <style:table-column-properties style:column-width="2.91cm" style:rel-column-width="1650*"/>
    </style:style>
    <style:style style:name="Tabella3.D" style:family="table-column">
      <style:table-column-properties style:column-width="2.487cm" style:rel-column-width="1410*"/>
    </style:style>
    <style:style style:name="Tabella3.E" style:family="table-column">
      <style:table-column-properties style:column-width="2.201cm" style:rel-column-width="1248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a232d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a232d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0c502" officeooo:paragraph-rsid="00a0c50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232d1" officeooo:paragraph-rsid="00a232d1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277d" officeooo:paragraph-rsid="00a5277d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c0ea" officeooo:paragraph-rsid="00a5c0ea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88713" officeooo:paragraph-rsid="00a88713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 table:number-columns-repeated="2"/>
        <table:table-column table:style-name="Tabella2.I"/>
        <table:table-column table:style-name="Tabella2.G" table:number-columns-repeated="2"/>
        <table:table-column table:style-name="Tabella2.L"/>
        <table:table-column table:style-name="Tabella2.M"/>
        <table:table-header-rows>
          <table:table-row>
            <table:table-cell table:style-name="Tabella2.A1" table:number-rows-spanned="2" office:value-type="string">
              <text:p text:style-name="P11">Padre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1">Neg</text:p>
            </table:table-cell>
            <table:table-cell table:style-name="Tabella2.A1" table:number-rows-spanned="2" office:value-type="string">
              <text:p text:style-name="P11">DB</text:p>
            </table:table-cell>
            <table:table-cell table:style-name="Tabella2.E1" table:number-columns-spanned="4" office:value-type="string">
              <text:p text:style-name="P11">Semilavorati</text:p>
            </table:table-cell>
            <table:covered-table-cell/>
            <table:covered-table-cell/>
            <table:covered-table-cell/>
            <table:table-cell table:style-name="Tabella2.I1" table:number-columns-spanned="5" office:value-type="string">
              <text:p text:style-name="P12">Componenti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2.E2" office:value-type="string">
              <text:p text:style-name="P17">#</text:p>
            </table:table-cell>
            <table:table-cell table:style-name="Tabella2.E2" office:value-type="string">
              <text:p text:style-name="P13">Codice</text:p>
            </table:table-cell>
            <table:table-cell table:style-name="Tabella2.E2" office:value-type="string">
              <text:p text:style-name="P18">Fabb. Tot.*</text:p>
            </table:table-cell>
            <table:table-cell table:style-name="Tabella2.E2" office:value-type="string">
              <text:p text:style-name="P19">Magazzino</text:p>
            </table:table-cell>
            <table:table-cell table:style-name="Tabella2.I2" office:value-type="string">
              <text:p text:style-name="P17">#</text:p>
            </table:table-cell>
            <table:table-cell table:style-name="Tabella2.I2" office:value-type="string">
              <text:p text:style-name="P15">Tubo</text:p>
            </table:table-cell>
            <table:table-cell table:style-name="Tabella2.I2" office:value-type="string">
              <text:p text:style-name="P20">Fabbisogno</text:p>
            </table:table-cell>
            <table:table-cell table:style-name="Tabella2.I2" office:value-type="string">
              <text:p text:style-name="P14">Mag.</text:p>
            </table:table-cell>
            <table:table-cell table:style-name="Tabella2.M2" office:value-type="string">
              <text:p text:style-name="P14">OF</text:p>
            </table:table-cell>
          </table:table-row>
        </table:table-header-rows>
        <table:table-row>
          <table:table-cell table:style-name="Tabella2.A3" table:number-columns-spanned="13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27"><text:placeholder text:placeholder-type="text">&lt;parent&gt;</text:placeholder></text:p>
          </table:table-cell>
          <table:table-cell table:style-name="Tabella2.B4" office:value-type="string">
            <text:p text:style-name="P28"><text:placeholder text:placeholder-type="text">&lt;record[2] - record[1]&gt;</text:placeholder></text:p>
          </table:table-cell>
          <table:table-cell table:style-name="Tabella2.C4" office:value-type="string">
            <text:p text:style-name="P32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office:value-type="string">
            <text:p text:style-name="P32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E4" table:number-columns-spanned="9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29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10"/>
                </table:table-cell>
              </table:table-row>
              <table:table-row>
                <table:table-cell table:style-name="Tabella1.A2" office:value-type="string">
                  <text:p text:style-name="P24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26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21"><text:placeholder text:placeholder-type="text">&lt;get_hw(halfwork)[0] &gt;</text:placeholder></text:p>
                </table:table-cell>
                <table:table-cell table:style-name="Tabella1.A2" office:value-type="string">
                  <text:p text:style-name="P25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/>
                    <table:table-row>
                      <table:table-cell table:style-name="Tabella3.A1" table:number-columns-spanned="5" office:value-type="string">
                        <text:p text:style-name="P34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6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26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22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23"><text:placeholder text:placeholder-type="text">&lt;cmpt.product_id.mx_net_qty&gt;</text:placeholder></text:p>
                      </table:table-cell>
                      <table:table-cell table:style-name="Tabella3.E2" office:value-type="string">
                        <text:p text:style-name="P23"><text:placeholder text:placeholder-type="text">&lt;cmpt.product_id.mx_of_in&gt;</text:placeholder></text:p>
                      </table:table-cell>
                    </table:table-row>
                    <table:table-row>
                      <table:table-cell table:style-name="Tabella3.E2" table:number-columns-spanned="5" office:value-type="string">
                        <text:p text:style-name="P30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31"/>
                </table:table-cell>
              </table:table-row>
              <table:table-row>
                <table:table-cell table:style-name="Tabella1.A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10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3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*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7:50:37.877607521</dc:date>
    <dc:creator>thebrush </dc:creator>
    <meta:editing-duration>PT18H14M8S</meta:editing-duration>
    <meta:editing-cycles>156</meta:editing-cycles>
    <meta:document-statistic meta:table-count="3" meta:image-count="4" meta:object-count="0" meta:page-count="1" meta:paragraph-count="39" meta:word-count="92" meta:character-count="836" meta:non-whitespace-character-count="737"/>
  </office:meta>
</office:document-meta>
</file>